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mmediate-food-delivery-i/" text:style-name="Internet_20_link" text:visited-style-name="Visited_20_Internet_20_Link"><text:span text:style-name="T1">1173. Immediate Food Delivery I</text:span></text:a></text:p>
      <text:section text:style-name="Sect1" text:name="headlessui-popover-button-:r17:">
        <text:p text:style-name="Standard"/>
      </text:section>
      <text:p text:style-name="P5">Easy</text:p>
      <text:p text:style-name="P5">239</text:p>
      <text:p text:style-name="P5">12</text:p>
      <text:section text:style-name="Sect1" text:name="headlessui-popover-button-:r1c:">
        <text:p text:style-name="Standard"/>
      </text:section>
      <text:section text:style-name="Sect1" text:name="headlessui-popover-button-:r1f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Delivery</text:span></text:span></text:p>
      <text:p text:style-name="P2">+-----------------------------+---------+</text:p>
      <text:p text:style-name="P2">| Column Name <text:s text:c="16"/>| Type <text:s text:c="3"/>|</text:p>
      <text:p text:style-name="P2">+-----------------------------+---------+</text:p>
      <text:p text:style-name="P2">| delivery_id <text:s text:c="16"/>| int <text:s text:c="4"/>|</text:p>
      <text:p text:style-name="P2">| customer_id <text:s text:c="16"/>| int <text:s text:c="4"/>|</text:p>
      <text:p text:style-name="P2">| order_date <text:s text:c="17"/>| date <text:s text:c="3"/>|</text:p>
      <text:p text:style-name="P2">| customer_pref_delivery_date | date <text:s text:c="3"/>|</text:p>
      <text:p text:style-name="P2">+-----------------------------+---------+</text:p>
      <text:p text:style-name="P2">delivery_id is the primary key (column with unique values) of this table.</text:p>
      <text:p text:style-name="P1">The table holds information about food delivery to customers that make orders at some date and specify a preferred delivery date (on the same order date or after it).</text:p>
      <text:p text:style-name="P7"> </text:p>
      <text:p text:style-name="P8"><text:span text:style-name="T1">If the customer's preferred delivery date is the same as the order date, then the order is called </text:span><text:span text:style-name="Strong_20_Emphasis"><text:span text:style-name="T1">immediate;</text:span></text:span><text:span text:style-name="T1"> otherwise, it is called </text:span><text:span text:style-name="Strong_20_Emphasis"><text:span text:style-name="T1">scheduled</text:span></text:span><text:span text:style-name="T1">.</text:span></text:p>
      <text:p text:style-name="P8"><text:span text:style-name="T1">Write a solution to find the percentage of immediate orders in the table, </text:span><text:span text:style-name="Strong_20_Emphasis"><text:span text:style-name="T1">rounded to 2 decimal places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Delivery table:</text:p>
      <text:p text:style-name="P2">+-------------+-------------+------------+-----------------------------+</text:p>
      <text:p text:style-name="P2">| delivery_id | customer_id | order_date | customer_pref_delivery_date |</text:p>
      <text:p text:style-name="P2">+-------------+-------------+------------+-----------------------------+</text:p>
      <text:p text:style-name="P2">| 1 <text:s text:c="10"/>| 1 <text:s text:c="10"/>| 2019-08-01 | 2019-08-02 <text:s text:c="17"/>|</text:p>
      <text:p text:style-name="P2">| 2 <text:s text:c="10"/>| 5 <text:s text:c="10"/>| 2019-08-02 | 2019-08-02 <text:s text:c="17"/>|</text:p>
      <text:p text:style-name="P2">| 3 <text:s text:c="10"/>| 1 <text:s text:c="10"/>| 2019-08-11 | 2019-08-11 <text:s text:c="17"/>|</text:p>
      <text:p text:style-name="P2">| 4 <text:s text:c="10"/>| 3 <text:s text:c="10"/>| 2019-08-24 | 2019-08-26 <text:s text:c="17"/>|</text:p>
      <text:p text:style-name="P2">| 5 <text:s text:c="10"/>| 4 <text:s text:c="10"/>| 2019-08-21 | 2019-08-22 <text:s text:c="17"/>|</text:p>
      <text:p text:style-name="P2">| 6 <text:s text:c="10"/>| 2 <text:s text:c="10"/>| 2019-08-11 | 2019-08-13 <text:s text:c="17"/>|</text:p>
      <text:p text:style-name="P2">+-------------+-------------+------------+-----------------------------+</text:p>
      <text:p text:style-name="P4"><text:span text:style-name="Strong_20_Emphasis"><text:span text:style-name="T1">Output:</text:span></text:span><text:span text:style-name="T1"> </text:span></text:p>
      <text:p text:style-name="P2"><text:soft-page-break/>+----------------------+</text:p>
      <text:p text:style-name="P2">| immediate_percentage |</text:p>
      <text:p text:style-name="P2">+----------------------+</text:p>
      <text:p text:style-name="P2">| 33.33 <text:s text:c="15"/>|</text:p>
      <text:p text:style-name="P2">+----------------------+</text:p>
      <text:p text:style-name="P3"><text:span text:style-name="Strong_20_Emphasis"><text:span text:style-name="T1">Explanation:</text:span></text:span><text:span text:style-name="T1"> The orders with delivery id 2 and 3 are immediate while the others are scheduled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7:57:19.109000000</dc:date>
    <meta:editing-duration>PT12S</meta:editing-duration>
    <meta:editing-cycles>1</meta:editing-cycles>
    <meta:document-statistic meta:table-count="0" meta:image-count="0" meta:object-count="0" meta:page-count="2" meta:paragraph-count="43" meta:word-count="253" meta:character-count="1921" meta:non-whitespace-character-count="1407"/>
    <meta:generator>LibreOffice/7.2.2.2$Windows_X86_64 LibreOffice_project/02b2acce88a210515b4a5bb2e46cbfb63fe97d56</meta:generator>
  </office:meta>
</office:document-meta>
</file>